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ce1"/>
        <table:table-row table:style-name="ro1">
          <table:table-cell office:value-type="string">
            <text:p>Fuerza bruta</text:p>
          </table:table-cell>
          <table:table-cell office:value-type="string">
            <text:p>Programación Dinámica</text:p>
          </table:table-cell>
          <table:table-cell office:value-type="string">
            <text:p>Simplificación del problema</text:p>
          </table:table-cell>
          <table:table-cell office:value-type="string">
            <text:p>Greedy</text:p>
          </table:table-cell>
          <table:table-cell office:value-type="string">
            <text:p>Suma prefija</text:p>
          </table:table-cell>
          <table:table-cell office:value-type="string">
            <text:p>BFS</text:p>
          </table:table-cell>
          <table:table-cell office:value-type="string">
            <text:p>BFS de fuente múltiple</text:p>
          </table:table-cell>
          <table:table-cell office:value-type="string">
            <text:p>Búsqueda binaria</text:p>
          </table:table-cell>
          <table:table-cell office:value-type="string">
            <text:p>DFS</text:p>
          </table:table-cell>
          <table:table-cell office:value-type="string">
            <text:p>Kruskal</text:p>
          </table:table-cell>
          <table:table-cell office:value-type="string">
            <text:p>Recursividad</text:p>
          </table:table-cell>
          <table:table-cell office:value-type="string">
            <text:p>Dijkstra</text:p>
          </table:table-cell>
          <table:table-cell office:value-type="string">
            <text:p>Preprocesamiento</text:p>
          </table:table-cell>
          <table:table-cell office:value-type="string">
            <text:p>Máscaras de bits</text:p>
          </table:table-cell>
          <table:table-cell office:value-type="string">
            <text:p>Optimización-&gt;Decisión</text:p>
          </table:table-cell>
          <table:table-cell office:value-type="string">
            <text:p>Contar en binario</text:p>
          </table:table-cell>
          <table:table-cell office:value-type="string">
            <text:p>Árbol de segmento</text:p>
          </table:table-cell>
          <table:table-cell office:value-type="string">
            <text:p>Árbol de segmento modificado</text:p>
          </table:table-cell>
          <table:table-cell office:value-type="string">
            <text:p>Exponenciación Rápida</text:p>
          </table:table-cell>
          <table:table-cell office:value-type="string">
            <text:p>Floyd-Warshall</text:p>
          </table:table-cell>
          <table:table-cell office:value-type="string">
            <text:p>Bubble Sort</text:p>
          </table:table-cell>
          <table:table-cell office:value-type="string">
            <text:p>Memoización</text:p>
          </table:table-cell>
          <table:table-cell office:value-type="string">
            <text:p>Sweep line algorithm</text:p>
          </table:table-cell>
          <table:table-cell office:value-type="string">
            <text:p>Constructivo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table:number-columns-repeated="6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38">
            <text:p>0,38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15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35">
            <text:p>0,35</text:p>
          </table:table-cell>
          <table:table-cell table:number-columns-repeated="6" office:value-type="float" office:value="0">
            <text:p>0</text:p>
          </table:table-cell>
          <table:table-cell office:value-type="float" office:value="0.35">
            <text:p>0,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45">
            <text:p>0,45</text:p>
          </table:table-cell>
          <table:table-cell table:number-columns-repeated="19"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">
            <text:p>0,41</text:p>
          </table:table-cell>
          <table:table-cell table:number-columns-repeated="18" office:value-type="float" office:value="0">
            <text:p>0</text:p>
          </table:table-cell>
          <table:table-cell office:value-type="float" office:value="0.41">
            <text:p>0,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14">
            <text:p>0,14</text:p>
          </table:table-cell>
          <table:table-cell table:number-columns-repeated="12" office:value-type="float" office:value="0">
            <text:p>0</text:p>
          </table:table-cell>
          <table:table-cell office:value-type="float" office:value="0.42">
            <text:p>0,4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6" office:value-type="float" office:value="0">
            <text:p>0</text:p>
          </table:table-cell>
          <table:table-cell office:value-type="float" office:value="0.29">
            <text:p>0,29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table:number-columns-repeated="18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table:number-columns-repeated="2" office:value-type="float" office:value="0.2">
            <text:p>0,2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37">
            <text:p>0,37</text:p>
          </table:table-cell>
          <table:table-cell table:number-columns-repeated="12"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 office:value-type="float" office:value="0.43">
            <text:p>0,43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table:number-columns-repeated="12" office:value-type="float" office:value="0">
            <text:p>0</text:p>
          </table:table-cell>
          <table:table-cell office:value-type="float" office:value="0.36">
            <text:p>0,3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table:number-columns-repeated="15" office:value-type="float" office:value="0">
            <text:p>0</text:p>
          </table:table-cell>
          <table:table-cell office:value-type="float" office:value="0.39">
            <text:p>0,3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table:number-columns-repeated="6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16" office:value-type="float" office:value="0">
            <text:p>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166666666666667">
            <text:p>0,17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0.166666666666667">
            <text:p>0,17</text:p>
          </table:table-cell>
          <table:table-cell office:value-type="float" office:value="0.333333333333333">
            <text:p>0,33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1">
          <table:table-cell office:value-type="float" office:value="0.166666666666667">
            <text:p>0,17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table:number-columns-repeated="11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2">
            <text:p>0,52</text:p>
          </table:table-cell>
          <table:table-cell table:number-columns-repeated="20" office:value-type="float" office:value="0">
            <text:p>0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8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table:number-columns-repeated="3" office:value-type="float" office:value="0">
            <text:p>0</text:p>
          </table:table-cell>
          <table:table-cell office:value-type="float" office:value="0.46">
            <text:p>0,46</text:p>
          </table:table-cell>
          <table:table-cell table:number-columns-repeated="5" office:value-type="float" office:value="0">
            <text:p>0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0.22">
            <text:p>0,22</text:p>
          </table:table-cell>
          <table:table-cell table:number-columns-repeated="9" office:value-type="float" office:value="0">
            <text:p>0</text:p>
          </table:table-cell>
          <table:table-cell office:value-type="float" office:value="0.22">
            <text:p>0,2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33">
            <text:p>0,33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45">
            <text:p>0,45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19">
            <text:p>0,19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3">
            <text:p>0,23</text:p>
          </table:table-cell>
          <table:table-cell table:number-columns-repeated="5" office:value-type="float" office:value="0">
            <text:p>0</text:p>
          </table:table-cell>
          <table:table-cell office:value-type="float" office:value="0.09">
            <text:p>0,09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,33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4">
            <text:p>0,24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table:number-columns-repeated="3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table:number-columns-repeated="2" office:value-type="float" office:value="0.34">
            <text:p>0,34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number-columns-repeated="3" office:value-type="float" office:value="0">
            <text:p>0</text:p>
          </table:table-cell>
          <table:table-cell office:value-type="float" office:value="0.29">
            <text:p>0,29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3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6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0.22">
            <text:p>0,22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.33">
            <text:p>0,33</text:p>
          </table:table-cell>
          <table:table-cell table:number-columns-repeated="15"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0.14">
            <text:p>0,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8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0.0909090909090909">
            <text:p>0,09</text:p>
          </table:table-cell>
          <table:table-cell table:number-columns-repeated="17" office:value-type="float" office:value="0">
            <text:p>0</text:p>
          </table:table-cell>
          <table:table-cell office:value-type="float" office:value="0.232323232323232">
            <text:p>0,2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.151515151515152">
            <text:p>0,15</text:p>
          </table:table-cell>
          <table:table-cell table:number-columns-repeated="8" office:value-type="float" office:value="0">
            <text:p>0</text:p>
          </table:table-cell>
          <table:table-cell office:value-type="float" office:value="0.343434343434343">
            <text:p>0,34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0.171717171717172">
            <text:p>0,17</text:p>
          </table:table-cell>
          <table:table-cell office:value-type="float" office:value="0.424242424242424">
            <text:p>0,42</text:p>
          </table:table-cell>
          <table:table-cell table:number-columns-repeated="2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26/04/2019</text:date>, <text:time>00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5S</meta:editing-duration>
    <meta:editing-cycles>3</meta:editing-cycles>
    <meta:generator>OpenOffice/4.1.5$Win32 OpenOffice.org_project/415m1$Build-9789</meta:generator>
    <dc:date>2019-04-26T00:18:35.26</dc:date>
    <dc:creator>Antonio </dc:creator>
    <meta:document-statistic meta:table-count="3" meta:cell-count="1224" meta:object-count="0"/>
    <meta:user-defined meta:name="Info 1"/>
    <meta:user-defined meta:name="Info 2"/>
    <meta:user-defined meta:name="Info 3"/>
    <meta:user-defined meta:name="Info 4"/>
  </office:meta>
</office:document-meta>
</file>